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3860e" officeooo:paragraph-rsid="0003860e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bb128" officeooo:paragraph-rsid="000bb128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text-underline-style="none" fo:font-weight="normal" officeooo:rsid="0003860e" officeooo:paragraph-rsid="0003860e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text-underline-style="none" fo:font-weight="normal" officeooo:rsid="0003a82b" officeooo:paragraph-rsid="000590ac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text-underline-style="none" fo:font-weight="normal" officeooo:rsid="0003a82b" officeooo:paragraph-rsid="0006dcff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text-underline-style="none" fo:font-weight="normal" officeooo:rsid="0003a82b" officeooo:paragraph-rsid="0008899b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text-underline-style="none" fo:font-weight="normal" officeooo:rsid="000590ac" officeooo:paragraph-rsid="000590ac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text-underline-style="none" fo:font-weight="normal" officeooo:rsid="000590ac" officeooo:paragraph-rsid="0008899b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text-underline-style="none" fo:font-weight="normal" officeooo:rsid="0006dcff" officeooo:paragraph-rsid="0006dcff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text-underline-style="none" fo:font-weight="normal" officeooo:rsid="0006dcff" officeooo:paragraph-rsid="0008899b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text-underline-style="none" fo:font-weight="normal" officeooo:rsid="000bb128" officeooo:paragraph-rsid="000bb128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text-underline-style="none" fo:font-weight="normal" officeooo:rsid="000d84e1" officeooo:paragraph-rsid="000d84e1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text-underline-style="none" fo:font-weight="normal" officeooo:rsid="000590ac" officeooo:paragraph-rsid="000590ac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text-underline-style="none" fo:font-weight="normal" officeooo:rsid="000590ac" officeooo:paragraph-rsid="0012cba0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text-underline-style="none" fo:font-weight="normal" officeooo:rsid="000590ac" officeooo:paragraph-rsid="0008899b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text-underline-style="none" fo:font-weight="normal" officeooo:rsid="000590ac" officeooo:paragraph-rsid="001db782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text-underline-style="none" fo:font-weight="normal" officeooo:rsid="000590ac" officeooo:paragraph-rsid="001edc61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text-underline-style="none" fo:font-weight="normal" officeooo:rsid="000590ac" officeooo:paragraph-rsid="0020e7a1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text-underline-style="none" fo:font-weight="normal" officeooo:rsid="0003860e" officeooo:paragraph-rsid="0012cba0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text-underline-style="none" fo:font-weight="normal" officeooo:rsid="0003a82b" officeooo:paragraph-rsid="0012cba0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text-underline-style="none" fo:font-weight="normal" officeooo:rsid="0003a82b" officeooo:paragraph-rsid="00147247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text-underline-style="none" fo:font-weight="normal" officeooo:rsid="0003a82b" officeooo:paragraph-rsid="0014f78c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text-underline-style="none" fo:font-weight="normal" officeooo:rsid="0003a82b" officeooo:paragraph-rsid="00155422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text-underline-style="none" fo:font-weight="normal" officeooo:rsid="0006dcff" officeooo:paragraph-rsid="001a61d5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text-underline-style="none" fo:font-weight="normal" officeooo:rsid="0006dcff" officeooo:paragraph-rsid="001b9c4f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text-underline-style="none" fo:font-weight="normal" officeooo:rsid="0006dcff" officeooo:paragraph-rsid="001bd807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text-underline-style="none" fo:font-weight="normal" officeooo:rsid="0006dcff" officeooo:paragraph-rsid="001cb6e2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text-underline-style="none" fo:font-weight="normal" officeooo:rsid="0006dcff" officeooo:paragraph-rsid="001db782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text-underline-style="none" fo:font-weight="normal" officeooo:rsid="0006dcff" officeooo:paragraph-rsid="001edc61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text-underline-style="none" fo:font-weight="normal" officeooo:rsid="0006dcff" officeooo:paragraph-rsid="0020e7a1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text-underline-style="none" fo:font-weight="normal" officeooo:rsid="000bb128" officeooo:paragraph-rsid="00229c81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text-underline-style="none" fo:font-weight="normal" officeooo:rsid="000bb128" officeooo:paragraph-rsid="0022d3c8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text-underline-style="none" fo:font-weight="normal" officeooo:rsid="000bb128" officeooo:paragraph-rsid="00245e74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text-underline-style="none" fo:font-weight="normal" officeooo:rsid="000bb128" officeooo:paragraph-rsid="0025c122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text-underline-style="none" fo:font-weight="normal" officeooo:rsid="000bb128" officeooo:paragraph-rsid="0026e82d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text-underline-style="none" fo:font-weight="normal" officeooo:rsid="000bb128" officeooo:paragraph-rsid="0026f18b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text-underline-style="none" fo:font-weight="normal" officeooo:rsid="000d84e1" officeooo:paragraph-rsid="0022d3c8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text-underline-style="none" fo:font-weight="normal" officeooo:rsid="000d84e1" officeooo:paragraph-rsid="00245e74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officeooo:paragraph-rsid="00155422"/>
    </style:style>
    <style:style style:name="T1" style:family="text">
      <style:text-properties officeooo:rsid="0003a82b"/>
    </style:style>
    <style:style style:name="T2" style:family="text">
      <style:text-properties officeooo:rsid="000590ac"/>
    </style:style>
    <style:style style:name="T3" style:family="text">
      <style:text-properties officeooo:rsid="0006dcff"/>
    </style:style>
    <style:style style:name="T4" style:family="text">
      <style:text-properties officeooo:rsid="0008899b"/>
    </style:style>
    <style:style style:name="T5" style:family="text">
      <style:text-properties officeooo:rsid="00106fc9"/>
    </style:style>
    <style:style style:name="T6" style:family="text">
      <style:text-properties officeooo:rsid="0011a405"/>
    </style:style>
    <style:style style:name="T7" style:family="text">
      <style:text-properties style:text-underline-style="none" fo:font-weight="normal" officeooo:rsid="0003a82b" style:font-weight-asian="normal" style:font-weight-complex="normal"/>
    </style:style>
    <style:style style:name="T8" style:family="text">
      <style:text-properties style:text-underline-style="none" fo:font-weight="normal" officeooo:rsid="00155422" style:font-weight-asian="normal" style:font-weight-complex="normal"/>
    </style:style>
    <style:style style:name="T9" style:family="text">
      <style:text-properties officeooo:rsid="0012cba0"/>
    </style:style>
    <style:style style:name="T10" style:family="text">
      <style:text-properties officeooo:rsid="0014f78c"/>
    </style:style>
    <style:style style:name="T11" style:family="text">
      <style:text-properties officeooo:rsid="00155422"/>
    </style:style>
    <style:style style:name="T12" style:family="text">
      <style:text-properties officeooo:rsid="0016d876"/>
    </style:style>
    <style:style style:name="T13" style:family="text">
      <style:text-properties officeooo:rsid="001b9c4f"/>
    </style:style>
    <style:style style:name="T14" style:family="text">
      <style:text-properties officeooo:rsid="00229c81"/>
    </style:style>
    <style:style style:name="T15" style:family="text">
      <style:text-properties officeooo:rsid="0022d3c8"/>
    </style:style>
    <style:style style:name="T16" style:family="text">
      <style:text-properties officeooo:rsid="00245e74"/>
    </style:style>
    <style:style style:name="T17" style:family="text">
      <style:text-properties officeooo:rsid="0025c122"/>
    </style:style>
    <style:style style:name="T18" style:family="text">
      <style:text-properties officeooo:rsid="0026e82d"/>
    </style:style>
    <style:style style:name="T19" style:family="text">
      <style:text-properties officeooo:rsid="0026f1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BLA DE EVENTOS</text:p>
      <text:p text:style-name="P1"/>
      <text:p text:style-name="P3">Transicion <text:s text:c="6"/><text:tab/><text:tab/><text:tab/><text:tab/><text:span text:style-name="T1">Descripcion</text:span></text:p>
      <text:p text:style-name="P4"/>
      <text:p text:style-name="P4"><text:s/><text:span text:style-name="T2">AAr<text:tab/><text:tab/>Arribo de pasajeros a la estacion A.<text:tab/></text:span></text:p>
      <text:p text:style-name="P7"><text:s/>AW<text:tab/><text:tab/><text:span text:style-name="T5">Espera minima del tren en la estacion A.</text:span></text:p>
      <text:p text:style-name="P7">ADe <text:tab/><text:tab/><text:span text:style-name="T6">Espera que el tren se llene o que no haya nadie en la estacion A para partir.</text:span></text:p>
      <text:p text:style-name="P14">PNABMW<text:tab/><text:span text:style-name="T6">Espera de la Maquina por el Paso Nivel de A a B (recurso barrera).</text:span></text:p>
      <text:p text:style-name="P14">PNABVW<text:tab/><text:span text:style-name="T6">Espera del Vagon por el Paso Nivel de A a B (recurso barrera).</text:span></text:p>
      <text:p text:style-name="P14">PNABMR<text:tab/><text:span text:style-name="T9">Maquina libera el Paso Nivel de A a B (recurso barrera).</text:span></text:p>
      <text:p text:style-name="P14">PNABVR<text:tab/><text:span text:style-name="T9">Vagon libera el Paso Nivel de A a B (recurso barrera).</text:span></text:p>
      <text:p text:style-name="P7">RAB<text:tab/><text:tab/><text:span text:style-name="T9">Recorrido de la estacion A a la estacion B.</text:span></text:p>
      <text:p text:style-name="P7">B<text:span text:style-name="T3">A</text:span>r<text:tab/><text:tab/><text:span text:style-name="T9">Arribo de pasajeros a la estacion B.</text:span></text:p>
      <text:p text:style-name="P19">BW<text:tab/><text:tab/><text:span text:style-name="T5">Espera minima del tren en la estacion B.</text:span></text:p>
      <text:p text:style-name="P19">BDe<text:tab/><text:tab/><text:span text:style-name="T6">Espera que el tren se llene o que no haya nadie en la estacion B para partir.</text:span></text:p>
      <text:p text:style-name="P22">CAr<text:tab/><text:tab/><text:span text:style-name="T9">Arribo de pasajeros a la estacion C.</text:span></text:p>
      <text:p text:style-name="P22">CW<text:tab/><text:tab/><text:span text:style-name="T5">Espera minima del tren en la estacion C.</text:span></text:p>
      <text:p text:style-name="P22">CDe<text:tab/><text:tab/><text:span text:style-name="T6">Espera que el tren se llene o que no haya nadie en la estacion C para partir.</text:span></text:p>
      <text:p text:style-name="P20">PNCDMW<text:tab/><text:span text:style-name="T6">Espera de la Maquina por el Paso Nivel de C a D (recurso barrera).</text:span></text:p>
      <text:p text:style-name="P20">PNCDVW<text:tab/><text:span text:style-name="T6">Espera del Vagon por el Paso Nivel de C a D (recurso barrera).</text:span></text:p>
      <text:p text:style-name="P21">PNCDMR<text:tab/><text:span text:style-name="T9">Maquina libera el Paso Nivel de C a D (recurso barrera).</text:span></text:p>
      <text:p text:style-name="P21">PNCDVR<text:tab/><text:span text:style-name="T9">Vagon libera el Paso Nivel de C a D (recurso barrera).</text:span></text:p>
      <text:p text:style-name="P21">RCD<text:tab/><text:tab/><text:span text:style-name="T9">Recorrido de la estacion C a la estacion D.</text:span></text:p>
      <text:p text:style-name="P22">DAr<text:tab/><text:tab/><text:span text:style-name="T9">Arribo de pasajeros a la estacion D.</text:span></text:p>
      <text:p text:style-name="P22">DW<text:tab/><text:tab/><text:span text:style-name="T5">Espera minima del tren en la estacion D.</text:span></text:p>
      <text:p text:style-name="P22">D<text:span text:style-name="T4">D</text:span>e<text:tab/><text:tab/><text:span text:style-name="T6">Espera que el tren se llene o que no haya nadie en la estacion D para partir.</text:span></text:p>
      <text:p text:style-name="P5"/>
      <text:p text:style-name="P8">PNABTW<text:tab/><text:span text:style-name="T10">Espera del Transito por el Paso Nivel de la estacion A a la estacion B.</text:span></text:p>
      <text:p text:style-name="P8">PNABTR<text:tab/><text:span text:style-name="T11">El Transito Libera el Paso Nivel de A a B.</text:span></text:p>
      <text:p text:style-name="P23">PNCDTW<text:tab/><text:span text:style-name="T10">Espera del Transito por el Paso Nivel de la estacion C a la estacion D.</text:span></text:p>
      <text:p text:style-name="P39"><text:span text:style-name="T7">PNCDTR<text:tab/></text:span><text:span text:style-name="T8">El Transito Libera el Paso Nivel de C a D.</text:span></text:p>
      <text:p text:style-name="P6"/>
      <text:p text:style-name="P27">BAVC<text:tab/><text:tab/><text:span text:style-name="T12">Bajada en la estacion A de los pasajeros del Vagon subidos en la estacion C.</text:span></text:p>
      <text:p text:style-name="P24">BAVB<text:tab/><text:tab/><text:span text:style-name="T12">Bajada en la estacion A de los pasajeros del Vagon subidos en la estacion B.</text:span></text:p>
      <text:p text:style-name="P27">BAMB<text:tab/><text:tab/><text:span text:style-name="T12">Bajada en la estacion A de los pasajeros de la Maquina subidos en la estacion B.</text:span></text:p>
      <text:p text:style-name="P27">BAMC<text:tab/><text:tab/><text:span text:style-name="T12">Bajada en la estacion A de los pasajeros de la Maquina subidos en la estacion C.</text:span></text:p>
      <text:p text:style-name="P27">BAVD<text:tab/><text:tab/><text:span text:style-name="T12">Bajada obligatoria en la estacion A de pasajeros del Vagon subidos en la estacion D.</text:span></text:p>
      <text:p text:style-name="P27">BAMD<text:tab/><text:span text:style-name="T12">Bajada obligatoria en la estacion A de pasajeros de la Maquina subidos en la estacion D.</text:span></text:p>
      <text:p text:style-name="P9">SMA<text:tab/><text:tab/><text:span text:style-name="T13">Subida de los pasajeros a la Maquina en la estacion A.</text:span></text:p>
      <text:p text:style-name="P25">SVA<text:tab/><text:tab/><text:span text:style-name="T13">Subida de los pasajeros al Vagon en la estacion A.</text:span></text:p>
      <text:p text:style-name="P7"/>
      <text:p text:style-name="P16">BBVD<text:tab/><text:tab/><text:span text:style-name="T12">Bajada en la estacion B de los pasajeros del Vagon subidos en la estacion D.</text:span></text:p>
      <text:p text:style-name="P16">BBVC<text:tab/><text:tab/><text:span text:style-name="T12">Bajada obligatoria en la estacion B de pasajeros del Vagon subidos en la estacion C.</text:span></text:p>
      <text:p text:style-name="P16">BBMC<text:tab/><text:tab/><text:span text:style-name="T12">Bajada obligatoria en la estacion B de pasajeros de la Maquina subidos en la estacion C.</text:span></text:p>
      <text:p text:style-name="P28">BBMD<text:tab/><text:tab/><text:span text:style-name="T12">Bajada en la estacion B de los pasajeros de la Maquina subidos en la estacion D.</text:span></text:p>
      <text:p text:style-name="P28">BBVA<text:tab/><text:tab/><text:span text:style-name="T12">Bajada en la estacion B de los pasajeros del Vagon subidos en la estacion A.</text:span></text:p>
      <text:p text:style-name="P28">BBMA<text:tab/><text:tab/><text:span text:style-name="T12">Bajada en la estacion B de los pasajeros de la Maquina subidos en la estacion A.</text:span></text:p>
      <text:p text:style-name="P26">SMB<text:tab/><text:tab/><text:span text:style-name="T13">Subida de los pasajeros a la Maquina en la estacion B.</text:span></text:p>
      <text:p text:style-name="P26">SVB<text:tab/><text:tab/><text:span text:style-name="T13">Subida de los pasajeros al Vagon en la estacion B.</text:span></text:p>
      <text:p text:style-name="P7"><text:soft-page-break/><text:s/></text:p>
      <text:p text:style-name="P17">B<text:span text:style-name="T3">C</text:span>V<text:span text:style-name="T3">A<text:tab/><text:tab/>Bajada en la estacion C de los pasajeros del Vagon subidos en la estacion A.</text:span></text:p>
      <text:p text:style-name="P17">B<text:span text:style-name="T3">C</text:span>V<text:span text:style-name="T3">D<text:tab/><text:tab/>Bajada obligatoria en la estacion C de los pasajeros del Vagon subidos en la estacion D.</text:span></text:p>
      <text:p text:style-name="P18">B<text:span text:style-name="T4">C</text:span>M<text:span text:style-name="T4">D<text:tab/><text:tab/>Bajada <text:s/>obligatoria en la estacion C de pasajeros de la Maquina subidos en la estacion D.</text:span></text:p>
      <text:p text:style-name="P29">B<text:span text:style-name="T4">CMA<text:tab/><text:tab/>Bajada en la estacion C de los pasajeros de la Maquina subidos en la estacion A.</text:span></text:p>
      <text:p text:style-name="P29">B<text:span text:style-name="T4">C</text:span>V<text:span text:style-name="T4">B<text:tab/><text:tab/>Bajada en la estacion C de los pasajeros del Vagon subidos en la estacion B.</text:span></text:p>
      <text:p text:style-name="P29">B<text:span text:style-name="T4">C</text:span>M<text:span text:style-name="T4">B<text:tab/><text:tab/>Bajada en la estacion C de los pasajeros de la Maquina subidos en la estacion B.</text:span></text:p>
      <text:p text:style-name="P28">SM<text:span text:style-name="T4">C<text:tab/><text:tab/>Subida de los pasajeros a la Maquina en la estacion C.</text:span></text:p>
      <text:p text:style-name="P28">SV<text:span text:style-name="T4">C<text:tab/><text:tab/>Subida de los pasajeros al Vagon en la estacion C.</text:span></text:p>
      <text:p text:style-name="P9"/>
      <text:p text:style-name="P18">B<text:span text:style-name="T4">D</text:span>V<text:span text:style-name="T4">B<text:tab/><text:tab/>Bajada en la estacion D de los pasajeros del Vagon subidos en la estacion B.</text:span></text:p>
      <text:p text:style-name="P18">B<text:span text:style-name="T4">D</text:span>V<text:span text:style-name="T4">A<text:tab/><text:tab/>Bajada obligatoria en la estacion D de pasajeros del Vagon subidos en la estacion A.</text:span></text:p>
      <text:p text:style-name="P18"><text:span text:style-name="T4">BD</text:span>M<text:span text:style-name="T4">A<text:tab/>Bajada <text:s/>obligatoria en la estacion D de pasajeros de la Maquina subidos en la estacion A.</text:span></text:p>
      <text:p text:style-name="P30">B<text:span text:style-name="T4">DMB<text:tab/><text:tab/>Bajada en la estacion D de los pasajeros de la Maquina subidos en la estacion B.</text:span></text:p>
      <text:p text:style-name="P30">B<text:span text:style-name="T4">D</text:span>V<text:span text:style-name="T4">C<text:tab/><text:tab/>Bajada en la estacion D de los pasajeros de la Maquina subidos en la estacion C.</text:span></text:p>
      <text:p text:style-name="P30">B<text:span text:style-name="T4">D</text:span>M<text:span text:style-name="T4">C<text:tab/><text:tab/>Bajada en la estacion D de los pasajeros de la Maquina subidos en la estacion C.</text:span></text:p>
      <text:p text:style-name="P29">SM<text:span text:style-name="T4">D<text:tab/><text:tab/>Subida de los pasajeros a la Maquina en la estacion D.</text:span></text:p>
      <text:p text:style-name="P29">SV<text:span text:style-name="T4">D<text:tab/><text:tab/>Subida de los pasajeros al Vagon en la estacion D.</text:span></text:p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"><text:soft-page-break/>TABLA DE ACTIVIDADES O ESTADOS</text:p>
      <text:p text:style-name="P2"/>
      <text:p text:style-name="P11">Plazas<text:tab/><text:tab/><text:tab/><text:tab/><text:tab/><text:tab/>Descripcion</text:p>
      <text:p text:style-name="P11"/>
      <text:p text:style-name="P11">MAQ<text:tab/><text:tab/><text:span text:style-name="T14">Lugares disponibles en la Maquina.</text:span></text:p>
      <text:p text:style-name="P11">VAG<text:tab/><text:tab/><text:span text:style-name="T14">Lugares disponibles en el Vagon.</text:span></text:p>
      <text:p text:style-name="P11"/>
      <text:p text:style-name="P35">RDAT<text:tab/><text:tab/><text:span text:style-name="T14">Recorrido del Tren de la estacion D a A.</text:span></text:p>
      <text:p text:style-name="P11">ATW<text:tab/><text:tab/><text:span text:style-name="T14">Espera del Tren en la estacion A.</text:span></text:p>
      <text:p text:style-name="P11">ATR<text:tab/><text:tab/><text:span text:style-name="T15">Tren esperando subida de pasajeros en la estacion A.</text:span></text:p>
      <text:p text:style-name="P11">RABM<text:tab/><text:tab/><text:span text:style-name="T18">Maquina espera el cruce por el Paso Nivel entre A y B.</text:span></text:p>
      <text:p text:style-name="P35">RABV<text:tab/><text:tab/><text:span text:style-name="T18">Vagon espera el cruce por el Paso Nivel entre A y B.</text:span></text:p>
      <text:p text:style-name="P33">PNABM<text:tab/><text:span text:style-name="T16">Maquina cruzando el Paso Nivel de A a B. </text:span></text:p>
      <text:p text:style-name="P33">PNABV<text:tab/><text:span text:style-name="T16">Vagon cruzando el Paso Nivel de A a B. </text:span></text:p>
      <text:p text:style-name="P11">PNABB<text:tab/><text:span text:style-name="T17">Barrera del Paso Nivel entre A y B.</text:span></text:p>
      <text:p text:style-name="P33">PNABT<text:tab/><text:span text:style-name="T16">Transito cruzando el Paso Nivel de A a B. </text:span></text:p>
      <text:p text:style-name="P36">RABMR<text:tab/><text:span text:style-name="T19">Maquina esperando que el Vagon cruce el Paso de Nivel de A a B.</text:span></text:p>
      <text:p text:style-name="P36">RABVR<text:tab/><text:span text:style-name="T19">Vagon Listo para continuar el Recorrido junto a la Maquina de A a B.</text:span></text:p>
      <text:p text:style-name="P35">RABT<text:tab/><text:tab/> <text:span text:style-name="T18">Recorido del Tren de la estacion A a B.</text:span></text:p>
      <text:p text:style-name="P32">BTW<text:tab/><text:tab/><text:span text:style-name="T14">Espera del Tren en la estacion B.</text:span></text:p>
      <text:p text:style-name="P32">BTR<text:tab/><text:tab/><text:span text:style-name="T15">Tren esperando subida de pasajeros en la estacion B.</text:span></text:p>
      <text:p text:style-name="P35">RBCT<text:tab/><text:tab/><text:span text:style-name="T14">Recorrido del tren de la estacion B a C.</text:span></text:p>
      <text:p text:style-name="P31">CTW<text:tab/><text:tab/><text:span text:style-name="T14">Espera del Tren en la estacion C.</text:span></text:p>
      <text:p text:style-name="P32">CTR<text:tab/><text:tab/><text:span text:style-name="T15">Tren esperando subida de pasajeros en la estacion C.</text:span></text:p>
      <text:p text:style-name="P36">RCDM<text:tab/><text:tab/><text:span text:style-name="T18">Maquina espera el cruce por el Paso Nivel entre C y D.</text:span></text:p>
      <text:p text:style-name="P36">RCDV<text:tab/><text:tab/><text:span text:style-name="T18">Vagon espera el cruce por el Paso Nivel entre C y D.</text:span></text:p>
      <text:p text:style-name="P11">PNCDM<text:tab/><text:span text:style-name="T16">Maquina cruzando el Paso Nivel de C a D. </text:span></text:p>
      <text:p text:style-name="P33">PNCDV<text:tab/><text:span text:style-name="T16">Vagon cruzando el Paso Nivel de C a D. </text:span></text:p>
      <text:p text:style-name="P34">PNCDB<text:tab/><text:span text:style-name="T17">Barrera del Paso Nivel entre C y D.</text:span></text:p>
      <text:p text:style-name="P33">PNCDT<text:tab/><text:span text:style-name="T16">Transito cruzando el Paso Nivel de C a D. </text:span></text:p>
      <text:p text:style-name="P35">RCDMR<text:tab/><text:span text:style-name="T19">Maquina esperando que el Vagon cruce el Paso de Nivel de C a D.</text:span></text:p>
      <text:p text:style-name="P35">RCDVR<text:tab/><text:span text:style-name="T19">Vagon Listo para continuar el Recorrido junto a la Maquina de C a D.</text:span></text:p>
      <text:p text:style-name="P35">RCDT<text:tab/><text:tab/><text:span text:style-name="T14">Recorrido del Tren de la estacion C a D.</text:span></text:p>
      <text:p text:style-name="P31">DTW<text:tab/><text:tab/><text:span text:style-name="T14">Espera del Tren en la estacion D.</text:span></text:p>
      <text:p text:style-name="P37">DTR<text:tab/><text:tab/><text:span text:style-name="T15">Tren esperando subida de pasajeros en la estacion D.</text:span></text:p>
      <text:p text:style-name="P12"/>
      <text:p text:style-name="P12">TEA<text:tab/><text:tab/><text:span text:style-name="T15">Tren en la Estacion A. </text:span></text:p>
      <text:p text:style-name="P38">VA<text:tab/><text:tab/><text:span text:style-name="T16">Pasajeros subidos en el Vagon en la estacion A.</text:span></text:p>
      <text:p text:style-name="P38">MA<text:tab/><text:tab/><text:span text:style-name="T16">Pasajeros subidos en la Maquina en la estacion A.</text:span></text:p>
      <text:p text:style-name="P12"/>
      <text:p text:style-name="P37">TEB<text:tab/><text:tab/><text:span text:style-name="T15">Tren en la Estacion B.</text:span></text:p>
      <text:p text:style-name="P38">VB<text:tab/><text:tab/><text:span text:style-name="T16">Pasajeros subidos en el Vagon en la estacion B.</text:span></text:p>
      <text:p text:style-name="P38">MB<text:tab/><text:tab/><text:span text:style-name="T16">Pasajeros subidos en la Maquina en la estacion B.</text:span></text:p>
      <text:p text:style-name="P12"/>
      <text:p text:style-name="P37">TEC<text:tab/><text:tab/><text:span text:style-name="T15">Tren en la Estacion C.</text:span></text:p>
      <text:p text:style-name="P38">VC<text:tab/><text:tab/><text:span text:style-name="T16">Pasajeros subidos en el Vagon en la estacion C.</text:span></text:p>
      <text:p text:style-name="P38">MC<text:tab/><text:tab/><text:span text:style-name="T16">Pasajeros subidos en la Maquina en la estacion C.</text:span></text:p>
      <text:p text:style-name="P12"/>
      <text:p text:style-name="P37">TED<text:tab/><text:tab/><text:span text:style-name="T15">Tren en la Estacion D.</text:span></text:p>
      <text:p text:style-name="P38"><text:soft-page-break/>VD<text:tab/><text:tab/><text:span text:style-name="T16">Pasajeros subidos en el Vagon en la estacion D.</text:span></text:p>
      <text:p text:style-name="P12">MD<text:tab/><text:tab/><text:span text:style-name="T16">Pasajeros subidos en la Maquina en la estacion 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17:15:56.274082174</meta:creation-date>
    <dc:date>2018-03-16T22:52:20.335429968</dc:date>
    <meta:editing-duration>PT53M1S</meta:editing-duration>
    <meta:editing-cycles>6</meta:editing-cycles>
    <meta:generator>LibreOffice/6.0.1.1$Linux_X86_64 LibreOffice_project/00m0$Build-1</meta:generator>
    <meta:document-statistic meta:table-count="0" meta:image-count="0" meta:object-count="0" meta:page-count="4" meta:paragraph-count="105" meta:word-count="1240" meta:character-count="6249" meta:non-whitespace-character-count="5009"/>
  </office:meta>
</office:document-meta>
</file>